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r12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33% 58%" fo:font-size="26pt" style:font-size-asian="26pt" style:font-size-complex="26pt"/>
    </style:style>
    <style:style style:name="T3" style:family="text">
      <style:text-properties style:text-position="0% 100%" fo:font-size="26pt" style:font-size-asian="26pt" style:font-size-complex="26pt"/>
    </style:style>
    <style:style style:name="T4" style:family="text">
      <style:text-properties style:text-position="0% 100%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33% 58%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nking Tasks: For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203cm" svg:x="1cm" svg:y="0.062cm" presentation:class="title" presentation:user-transformed="true">
          <draw:text-box>
            <text:p text:style-name="P1"><text:span text:style-name="T1">Rank the following by the amount of force it would take to cause an acceleration of 2 m/s</text:span><text:span text:style-name="T2">2</text:span><text:span text:style-name="T3"> from least to greatest</text:span><text:span text:style-name="T1">.</text:span>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A. 1 Kg of Feathers</text:p>
              </text:list-item>
              <text:list-item>
                <text:p>B. 1 Kg of Iron</text:p>
              </text:list-item>
              <text:list-item>
                <text:p>C. 1 Ton of Feathers</text:p>
              </text:list-item>
              <text:list-item>
                <text:p>D. 1 Ton of Iron</text:p>
              </text:list-item>
              <text:list-item>
                <text:p text:style-name="P3"><text:span text:style-name="T4">On a scale of 0-10, how confident are you?</text:span></text:p>
                <text:p text:style-name="P3"><text:span text:style-name="T4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03cm" svg:x="1cm" svg:y="0.062cm" presentation:class="title" presentation:user-transformed="true">
          <draw:text-box>
            <text:p text:style-name="P1"><text:span text:style-name="T1">Rank the following by the amount of force it would take to cause an acceleration of 2 m/s</text:span><text:span text:style-name="T2">2</text:span><text:span text:style-name="T3"> from least to greatest</text:span><text:span text:style-name="T1">.</text:span>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5">A. </text:span>397,000 kg airplane</text:p>
              </text:list-item>
              <text:list-item>
                <text:p>B. 1000 kg truck</text:p>
              </text:list-item>
              <text:list-item>
                <text:p>C. A 36,000 kg 18-Wheeler</text:p>
              </text:list-item>
              <text:list-item>
                <text:p text:style-name="P6"><text:span text:style-name="T5">D. </text:span>0.5 kg toy truck</text:p>
              </text:list-item>
              <text:list-item>
                <text:p text:style-name="P3"><text:span text:style-name="T4">On a scale of 0-10, how confident are you?</text:span></text:p>
                <text:p text:style-name="P3"><text:span text:style-name="T4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03cm" svg:x="1cm" svg:y="0.062cm" presentation:class="title" presentation:user-transformed="true">
          <draw:text-box>
            <text:p text:style-name="P1"><text:span text:style-name="T1">Rank the following by the amount of force it would take to cause an acceleration of 2 m/s</text:span><text:span text:style-name="T2">2</text:span><text:span text:style-name="T3"> from least to greatest</text:span><text:span text:style-name="T1">.</text:span></text:p>
          </draw:text-box>
        </draw:frame>
        <draw:frame presentation:style-name="pr9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5">A. </text:span>397,000 kg airplane</text:p>
              </text:list-item>
              <text:list-item>
                <text:p>B. 1000 kg truck</text:p>
              </text:list-item>
              <text:list-item>
                <text:p>C. A 36,000 kg 18-Wheeler</text:p>
              </text:list-item>
              <text:list-item>
                <text:p text:style-name="P6"><text:span text:style-name="T5">D. </text:span>0.5 kg toy truck</text:p>
              </text:list-item>
              <text:list-item>
                <text:p text:style-name="P3"><text:span text:style-name="T4">On a scale of 0-10, how confident are you?</text:span></text:p>
                <text:p text:style-name="P3"><text:span text:style-name="T4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<text:span text:style-name="T6">Rank the following by the amount of force required.</text:span>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A. Accelerating a <text:s/>50 kg object at 2 m/s<text:span text:style-name="T7">2</text:span>.</text:p>
              </text:list-item>
              <text:list-item>
                <text:p text:style-name="P6">B. Accelerating a <text:s/>150 kg object at 2 m/s<text:span text:style-name="T7">2</text:span>.</text:p>
              </text:list-item>
              <text:list-item>
                <text:p text:style-name="P6">C. Accelerating a <text:s/>50 kg object at 3 m/s<text:span text:style-name="T7">2</text:span>.</text:p>
              </text:list-item>
              <text:list-item>
                <text:p text:style-name="P6">D. Accelerating a <text:s/>150 kg object at 1 m/s<text:span text:style-name="T7">2</text:span>.</text:p>
              </text:list-item>
              <text:list-item>
                <text:p text:style-name="P6">E. Accelerating a <text:s/>100 kg object at 2 m/s<text:span text:style-name="T7">2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<text:span text:style-name="T6">Rank the following by acceleration of the object.</text:span>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A. A 10 N force acts on a 20 kg object.</text:p>
              </text:list-item>
              <text:list-item>
                <text:p text:style-name="P6">B. A 20 N force acts on a 20 kg object.</text:p>
              </text:list-item>
              <text:list-item>
                <text:p text:style-name="P6">C. A 10 N force acts on a 40 kg object.</text:p>
              </text:list-item>
              <text:list-item>
                <text:p text:style-name="P6">D. A 20 N force acts on a 40 kg object.</text:p>
              </text:list-item>
              <text:list-item>
                <text:p text:style-name="P6">E. No Forces act on a 100 kg objec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<text:span text:style-name="T6">Rank the following by final velocity of the object.</text:span>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A. A 10 N force acts on a 20 kg object.</text:p>
              </text:list-item>
              <text:list-item>
                <text:p text:style-name="P6">B. A 20 N force acts on a 20 kg object.</text:p>
              </text:list-item>
              <text:list-item>
                <text:p text:style-name="P6">C. A 10 N force acts on a 40 kg object.</text:p>
              </text:list-item>
              <text:list-item>
                <text:p text:style-name="P6">D. A 20 N force acts on a 40 kg object.</text:p>
              </text:list-item>
              <text:list-item>
                <text:p text:style-name="P6">E. No Forces act on a 100 kg objec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2.051cm" svg:x="1cm" svg:y="0.139cm" presentation:class="title" presentation:user-transformed="true">
          <draw:text-box>
            <text:p text:style-name="P8"><text:span text:style-name="T8">An elevator is moving upward at 3 m/s. <text:s/>Rank the Following forces from weakest to strongest.</text:span>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A. The force of gravity on the elevator.</text:p>
              </text:list-item>
              <text:list-item>
                <text:p>B. The force the cable pull the elevator upward with.</text:p>
              </text:list-item>
              <text:list-item>
                <text:p>C. The weight of the elevator.</text:p>
              </text:list-item>
              <text:list-item>
                <text:p>D. The tension in the cabl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H27M27S</meta:editing-duration>
    <meta:editing-cycles>16</meta:editing-cycles>
    <meta:generator>LibreOffice/7.0.6.2$Linux_X86_64 LibreOffice_project/00$Build-2</meta:generator>
    <dc:title>Blue Curve</dc:title>
    <dc:date>2023-10-26T10:18:43.495002501</dc:date>
    <meta:document-statistic meta:object-count="79"/>
  </office:meta>
</office:document-meta>
</file>